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9fde" officeooo:paragraph-rsid="00119fde"/>
    </style:style>
    <style:style style:name="P2" style:family="paragraph" style:parent-style-name="Standard">
      <style:text-properties officeooo:rsid="0012e2d7" officeooo:paragraph-rsid="0012e2d7"/>
    </style:style>
    <style:style style:name="P3" style:family="paragraph" style:parent-style-name="Standard">
      <style:text-properties fo:font-weight="bold" officeooo:rsid="0012e2d7" officeooo:paragraph-rsid="0012e2d7" style:font-weight-asian="bold" style:font-weight-complex="bold"/>
    </style:style>
    <style:style style:name="P4" style:family="paragraph" style:parent-style-name="Standard">
      <style:text-properties fo:font-weight="bold" officeooo:rsid="0019d930" officeooo:paragraph-rsid="0019d930" style:font-weight-asian="bold" style:font-weight-complex="bold"/>
    </style:style>
    <style:style style:name="P5" style:family="paragraph" style:parent-style-name="Standard">
      <style:text-properties fo:font-weight="bold" officeooo:rsid="001c9efc" officeooo:paragraph-rsid="001c9efc" style:font-weight-asian="bold" style:font-weight-complex="bold"/>
    </style:style>
    <style:style style:name="P6" style:family="paragraph" style:parent-style-name="Standard">
      <style:text-properties fo:font-weight="bold" officeooo:rsid="001d12bf" officeooo:paragraph-rsid="001d12bf" style:font-weight-asian="bold" style:font-weight-complex="bold"/>
    </style:style>
    <style:style style:name="P7" style:family="paragraph" style:parent-style-name="Standard">
      <style:text-properties fo:font-weight="bold" officeooo:rsid="0020396f" officeooo:paragraph-rsid="0020396f" style:font-weight-asian="bold" style:font-weight-complex="bold"/>
    </style:style>
    <style:style style:name="P8" style:family="paragraph" style:parent-style-name="Standard" style:list-style-name="L1">
      <style:text-properties officeooo:rsid="00144183" officeooo:paragraph-rsid="00153068"/>
    </style:style>
    <style:style style:name="P9" style:family="paragraph" style:parent-style-name="Standard" style:list-style-name="L1">
      <style:text-properties officeooo:rsid="0016c105" officeooo:paragraph-rsid="0016c105"/>
    </style:style>
    <style:style style:name="P10" style:family="paragraph" style:parent-style-name="Standard" style:list-style-name="L1">
      <style:text-properties officeooo:rsid="0018aaeb" officeooo:paragraph-rsid="0018aaeb"/>
    </style:style>
    <style:style style:name="P11" style:family="paragraph" style:parent-style-name="Standard">
      <style:text-properties officeooo:rsid="0018aaeb" officeooo:paragraph-rsid="0018aaeb"/>
    </style:style>
    <style:style style:name="P12" style:family="paragraph" style:parent-style-name="Standard" style:list-style-name="L2">
      <style:text-properties fo:font-weight="normal" officeooo:rsid="0019d930" officeooo:paragraph-rsid="001aebb5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9d930" officeooo:paragraph-rsid="001bb79f" style:font-weight-asian="normal" style:font-weight-complex="normal"/>
    </style:style>
    <style:style style:name="P14" style:family="paragraph" style:parent-style-name="Standard">
      <style:text-properties fo:font-weight="normal" officeooo:rsid="0019d930" officeooo:paragraph-rsid="001bb79f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20396f" officeooo:paragraph-rsid="0020396f" style:font-weight-asian="normal" style:font-weight-complex="normal"/>
    </style:style>
    <style:style style:name="T1" style:family="text">
      <style:text-properties officeooo:rsid="00153068"/>
    </style:style>
    <style:style style:name="T2" style:family="text">
      <style:text-properties officeooo:rsid="0016c105"/>
    </style:style>
    <style:style style:name="T3" style:family="text">
      <style:text-properties officeooo:rsid="00183d52"/>
    </style:style>
    <style:style style:name="T4" style:family="text">
      <style:text-properties officeooo:rsid="0019d930"/>
    </style:style>
    <style:style style:name="T5" style:family="text">
      <style:text-properties officeooo:rsid="001aebb5"/>
    </style:style>
    <style:style style:name="T6" style:family="text">
      <style:text-properties officeooo:rsid="001bb79f"/>
    </style:style>
    <style:style style:name="T7" style:family="text">
      <style:text-properties officeooo:rsid="001bc79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12bf" style:font-weight-asian="normal" style:font-weight-complex="normal"/>
    </style:style>
    <style:style style:name="T10" style:family="text">
      <style:text-properties fo:font-weight="normal" officeooo:rsid="001da872" style:font-weight-asian="normal" style:font-weight-complex="normal"/>
    </style:style>
    <style:style style:name="T11" style:family="text">
      <style:text-properties fo:font-weight="normal" officeooo:rsid="001f8c86" style:font-weight-asian="normal" style:font-weight-complex="normal"/>
    </style:style>
    <style:style style:name="T12" style:family="text">
      <style:text-properties fo:font-weight="normal" officeooo:rsid="0022239e" style:font-weight-asian="normal" style:font-weight-complex="normal"/>
    </style:style>
    <style:style style:name="T13" style:family="text">
      <style:text-properties officeooo:rsid="001f8c86"/>
    </style:style>
    <style:style style:name="T14" style:family="text">
      <style:text-properties officeooo:rsid="0022239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 Name: Manish Gautam</text:p>
      <text:p text:style-name="P1">Course: Software Project Management</text:p>
      <text:p text:style-name="P2">Journal URL: </text:p>
      <text:p text:style-name="P2">Week 1: Jan 18-Jan 24<text:line-break/>Date: Jan 24, 2024</text:p>
      <text:p text:style-name="P2"/>
      <text:p text:style-name="P3">Key Concept<text:span text:style-name="T4">s</text:span> Learned</text:p>
      <text:list xml:id="list3290260724" text:style-name="L1">
        <text:list-item>
          <text:p text:style-name="P8"><text:span text:style-name="T1">What makes </text:span>software development project<text:span text:style-name="T1">s</text:span> <text:span text:style-name="T1">different from other projects.</text:span>.</text:p>
        </text:list-item>
        <text:list-item>
          <text:p text:style-name="P8"><text:span text:style-name="T1">Resources are allocated for a specific project duration. After the closure of the project all resource should be released.</text:span></text:p>
        </text:list-item>
        <text:list-item>
          <text:p text:style-name="P8"><text:s/><text:span text:style-name="T2">Project consumes time,resources and budgets.</text:span></text:p>
        </text:list-item>
        <text:list-item>
          <text:p text:style-name="P9">Project Initiation, project planning, project monitoring and control and project closure are phases of the project.</text:p>
        </text:list-item>
        <text:list-item>
          <text:p text:style-name="P9">Project is chartered by the top management where they discuss the purpose of starting a project.</text:p>
        </text:list-item>
        <text:list-item>
          <text:p text:style-name="P9">Project scope,project objective and initial estimation are defined the project initiation phases.</text:p>
        </text:list-item>
        <text:list-item>
          <text:p text:style-name="P9">Tentative project plan and schedules are evaluated in initiation phase.</text:p>
        </text:list-item>
        <text:list-item>
          <text:p text:style-name="P9">Project objectives should be specific, measurable, achievable, <text:span text:style-name="T3">relevant, and time constraints.</text:span></text:p>
        </text:list-item>
        <text:list-item>
          <text:p text:style-name="P10">Several Goal completion will lead to meeting an objectives.</text:p>
        </text:list-item>
      </text:list>
      <text:p text:style-name="P11"/>
      <text:p text:style-name="P4">Application in Real Projects:</text:p>
      <text:list xml:id="list796861946" text:style-name="L2">
        <text:list-item>
          <text:p text:style-name="P12"><text:span text:style-name="T5">There are many time in the middle of <text:s/>project, the resources are scarce or abundant. This happens because of improper resource planning. So, proper planning in the initiation phase will always makes the project progress smooth.</text:span></text:p>
        </text:list-item>
        <text:list-item>
          <text:p text:style-name="P13"><text:span text:style-name="T6">Work break down structure(WBS) is a very important for resource planning and estimation of the overall project.</text:span></text:p>
        </text:list-item>
        <text:list-item>
          <text:p text:style-name="P13"><text:span text:style-name="T7">Individuals completing their specific goal will lead to team completing their objectives.</text:span><text:span text:style-name="T6"> </text:span></text:p>
        </text:list-item>
      </text:list>
      <text:p text:style-name="P14"/>
      <text:p text:style-name="P5">Peer Interactions:<text:line-break/><text:span text:style-name="T9"><text:tab/>I had a interaction with my friend about what are the important traits that a project manager should have. As a result, effective communications skills is the most important skills the manager should have. Also, great vision, proper planning and organization are also key to make a successful project manager. <text:s/></text:span></text:p>
      <text:p text:style-name="P5"><text:span text:style-name="T9"/></text:p>
      <text:p text:style-name="P6">Challenges Faced:</text:p>
      <text:p text:style-name="P6"><text:span text:style-name="T8"><text:tab/></text:span><text:span text:style-name="T10">Estimating effort and cost estimation are very subjective </text:span><text:span text:style-name="T11">because of different capability of different individual. Considering the most productive people may be the best way to estimate effort. So there is always a challenge for effort and cost estimation because this is always related to the overall individuals who constituents a team. What can be the best way to estimate effort?</text:span></text:p>
      <text:p text:style-name="P6"><text:span text:style-name="T11"/></text:p>
      <text:p text:style-name="P7"><text:span text:style-name="T13">P</text:span>ersonal development activities:</text:p>
      <text:p text:style-name="P7"><text:tab/><text:span text:style-name="T12">I practiced a work break down structure for a hypothetical project and tried to estimate a cost and time required for a web application project.</text:span></text:p>
      <text:p text:style-name="P7"><text:span text:style-name="T8"/></text:p>
      <text:p text:style-name="P7">Goal for the Next Week:</text:p>
      <text:list xml:id="list1219912032" text:style-name="L3">
        <text:list-item>
          <text:p text:style-name="P15">Better understand the software project management phases.</text:p>
        </text:list-item>
        <text:list-item>
          <text:p text:style-name="P15">Understand how the project manager keep the team consistent towards goal and how they resolve a conflict if any occurs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4:53:48.710540835</meta:creation-date>
    <meta:generator>LibreOffice/7.3.7.2$Linux_X86_64 LibreOffice_project/30$Build-2</meta:generator>
    <dc:date>2024-01-24T16:26:33.252421645</dc:date>
    <meta:editing-duration>PT1H10M26S</meta:editing-duration>
    <meta:editing-cycles>15</meta:editing-cycles>
    <meta:document-statistic meta:table-count="0" meta:image-count="0" meta:object-count="0" meta:page-count="1" meta:paragraph-count="26" meta:word-count="387" meta:character-count="2486" meta:non-whitespace-character-count="2129"/>
  </office:meta>
</office:document-meta>
</file>